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" style:family="graphic" style:parent-style-name="standard" style:list-style-name="L1">
      <style:graphic-properties svg:stroke-width="0.106cm" svg:stroke-color="#000000" draw:marker-start-width="0.479cm" draw:marker-end-width="0.479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Small_20_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width="0.106cm" svg:stroke-color="#6666ff" draw:marker-start-width="0.359cm" draw:marker-end-width="0.359cm" draw:fill="none" draw:fill-color="#ffffff" draw:textarea-horizontal-align="left" draw:auto-grow-height="true" draw:auto-grow-width="false" fo:min-height="2.059cm" fo:min-width="6.59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000000" draw:textarea-horizontal-align="justify" draw:textarea-vertical-align="middle" draw:auto-grow-height="fals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color="#000000" fo:font-size="24pt" fo:font-weight="bold" style:font-size-asian="24pt" style:font-size-complex="24pt"/>
    </style:style>
    <style:style style:name="P3" style:family="paragraph">
      <style:paragraph-properties fo:text-align="center"/>
      <style:text-properties fo:color="#000000" style:font-name="Liberation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color="#000000" fo:font-style="italic" fo:font-weight="bold"/>
    </style:style>
    <style:style style:name="P6" style:family="paragraph">
      <style:text-properties fo:color="#000000" fo:font-size="24pt" fo:font-style="italic" fo:font-weight="bold" style:font-size-asian="24pt" style:font-size-complex="24pt"/>
    </style:style>
    <style:style style:name="P7" style:family="paragraph">
      <style:paragraph-properties fo:text-align="center"/>
      <style:text-properties fo:color="#000000" fo:font-style="italic" fo:font-weight="bold"/>
    </style:style>
    <style:style style:name="P8" style:family="paragraph">
      <style:paragraph-properties fo:text-align="center"/>
      <style:text-properties fo:color="#000000" fo:font-size="24pt" fo:font-style="italic" fo:font-weight="bold" style:font-size-asian="24pt" style:font-size-complex="24pt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4.8cm" svg:height="4.8cm" svg:x="12.1cm" svg:y="0.2cm">
          <text:p text:style-name="P1"><text:span text:style-name="T1">Higher</text:span></text:p>
          <text:p text:style-name="P1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4.8cm" svg:x="12cm" svg:y="6.1cm">
          <text:p text:style-name="P2"><text:span text:style-name="T2">Central</text:span></text:p>
          <text:p text:style-name="P2"><text:span text:style-name="T2">Pattern</text:span></text:p>
          <text:p text:style-name="P2"><text:span text:style-name="T2">Gen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4.8cm" svg:x="12cm" svg:y="12cm">
          <text:p text:style-name="P1"><text:span text:style-name="T1">Effector</text:span></text:p>
          <text:p text:style-name="P1"><text:span text:style-name="T1">Org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1cm" svg:height="2.8cm" svg:x="9cm" svg:y="17.8cm">
          <text:p text:style-name="P3"><text:span text:style-name="T3">Environmen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4cm" svg:y1="5cm" svg:x2="14.4cm" svg:y2="6.1cm">
          <text:p/>
        </draw:line>
        <draw:line draw:style-name="gr3" draw:text-style-name="P4" draw:layer="layout" svg:x1="14.4cm" svg:y1="10.9cm" svg:x2="14.4cm" svg:y2="12cm">
          <text:p/>
        </draw:line>
        <draw:line draw:style-name="gr3" draw:text-style-name="P4" draw:layer="layout" svg:x1="14.4cm" svg:y1="16.8cm" svg:x2="14.4cm" svg:y2="17.8cm">
          <text:p/>
        </draw:line>
        <draw:path draw:style-name="gr4" draw:text-style-name="P4" draw:layer="layout" svg:width="4.375cm" svg:height="7.51cm" draw:transform="skewX (0.0589921287174083) rotate (3.00772589996183) translate (14.4cm 17.1cm)" svg:viewBox="0 0 4376 7511" svg:d="M0 0c6638 1 3752 7511 3752 7511">
          <text:p/>
        </draw:path>
        <draw:path draw:style-name="gr4" draw:text-style-name="P4" draw:layer="layout" svg:width="4.375cm" svg:height="7.51cm" draw:transform="skewX (0.0589921287174083) rotate (3.00772589996183) translate (14.42cm 11.201cm)" svg:viewBox="0 0 4376 7511" svg:d="M0 0c6638 1 3752 7511 3752 7511">
          <text:p/>
        </draw:path>
        <draw:frame draw:style-name="gr5" draw:text-style-name="P6" draw:layer="layout" svg:width="5.87cm" svg:height="1.204cm" svg:x="7.1cm" svg:y="16.4cm">
          <draw:text-box>
            <text:p text:style-name="P5"><text:span text:style-name="T2">Motor Output</text:span></text:p>
          </draw:text-box>
        </draw:frame>
        <draw:frame draw:style-name="gr6" draw:text-style-name="P8" draw:layer="layout" svg:width="7.6cm" svg:height="1.204cm" svg:x="3.3cm" svg:y="12.396cm">
          <draw:text-box>
            <text:p text:style-name="P7"><text:span text:style-name="T2">Reflex Feedback</text:span></text:p>
          </draw:text-box>
        </draw:frame>
        <draw:frame draw:style-name="gr6" draw:text-style-name="P8" draw:layer="layout" svg:width="8cm" svg:height="2.157cm" svg:x="3.1cm" svg:y="5.2cm">
          <draw:text-box>
            <text:p text:style-name="P7"><text:span text:style-name="T2">Central <text:s/>Feedback</text:span></text:p>
            <text:p text:style-name="P7"><text:span text:style-name="T2">(Efference copy)</text:span></text:p>
          </draw:text-box>
        </draw:frame>
        <draw:connector draw:style-name="gr3" draw:text-style-name="P4" draw:layer="layout" svg:x1="20cm" svg:y1="19.2cm" svg:x2="16.9cm" svg:y2="2.6cm" draw:start-shape="id1" draw:start-glue-point="1" draw:end-shape="id2" draw:end-glue-point="10" svg:d="M20000 19200h553v-16600h-3653" svg:viewBox="0 0 3654 16601">
          <text:p/>
        </draw:connector>
        <draw:line draw:style-name="gr3" draw:text-style-name="P4" draw:layer="layout" svg:x1="20.541cm" svg:y1="8.6cm" svg:x2="16.8cm" svg:y2="8.6cm">
          <text:p/>
        </draw:line>
        <draw:frame draw:style-name="gr5" draw:text-style-name="P1" draw:layer="layout" svg:width="6.805cm" svg:height="3.11cm" svg:x="20.5cm" svg:y="7.796cm">
          <draw:text-box>
            <text:p text:style-name="P9"><text:span text:style-name="T1">Sensory Input</text:span></text:p>
            <text:p text:style-name="P9"><text:span text:style-name="T1">(Feedback from</text:span></text:p>
            <text:p text:style-name="P9"><text:span text:style-name="T1">Environment)</text:span></text:p>
          </draw:text-box>
        </draw:frame>
        <draw:frame draw:style-name="gr7" draw:text-style-name="P1" draw:layer="layout" svg:width="7.093cm" svg:height="2.309cm" svg:x="1.4cm" svg:y="1.796cm">
          <draw:text-box>
            <text:p text:style-name="P9"><text:span text:style-name="T1">Higher Centres</text:span></text:p>
            <text:p text:style-name="P9"><text:span text:style-name="T1">(Brain)</text:span></text:p>
          </draw:text-box>
        </draw:frame>
        <draw:frame draw:style-name="gr5" draw:text-style-name="P1" draw:layer="layout" svg:width="6.382cm" svg:height="2.157cm" svg:x="1.232cm" svg:y="8.463cm">
          <draw:text-box>
            <text:p text:style-name="P4"><text:span text:style-name="T1">Lower Centres</text:span></text:p>
            <text:p text:style-name="P9"><text:span text:style-name="T1">(Spinal Cord)</text:span></text:p>
          </draw:text-box>
        </draw:frame>
        <draw:frame draw:style-name="gr5" draw:text-style-name="P1" draw:layer="layout" svg:width="4.452cm" svg:height="2.157cm" svg:x="1.832cm" svg:y="14.564cm">
          <draw:text-box>
            <text:p text:style-name="P9"><text:span text:style-name="T1">Actuators</text:span></text:p>
            <text:p text:style-name="P9"><text:span text:style-name="T1">(Muscles)</text:span></text:p>
          </draw:text-box>
        </draw:frame>
        <draw:custom-shape draw:style-name="gr8" draw:text-style-name="P10" draw:layer="layout" svg:width="6.4cm" svg:height="2.309cm" svg:x="1.4cm" svg:y="1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414cm" svg:height="2.02cm" svg:x="1.2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768cm" svg:height="2.157cm" svg:x="1.832cm" svg:y="14.5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1" draw:layer="layout" svg:width="4.8cm" svg:height="4.8cm" svg:x="11.2cm" svg:y="0.3cm">
          <text:p text:style-name="P1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4.8cm" svg:height="4.8cm" svg:x="7.201cm" svg:y="7.101cm">
          <text:p text:style-name="P1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4.8cm" svg:height="4.8cm" svg:x="15.201cm" svg:y="7.201cm">
          <text:p text:style-name="P1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4.8cm" svg:height="4.8cm" svg:x="15.202cm" svg:y="14.002cm">
          <text:p text:style-name="P11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4.8cm" svg:height="4.8cm" svg:x="7.202cm" svg:y="14.002cm">
          <text:p text:style-name="P11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219cm" svg:height="1.071cm" draw:transform="rotate (-0.694466509368544) translate (11.479cm 6.2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1.219cm" svg:height="1.071cm" draw:transform="rotate (0.690452252088956) translate (14.793cm 7.1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0" draw:layer="layout" svg:x1="11.9cm" svg:y1="6.7cm" svg:x2="13.6cm" svg:y2="5.8cm">
          <text:p/>
        </draw:line>
        <draw:line draw:style-name="gr12" draw:text-style-name="P10" draw:layer="layout" svg:x1="15.3cm" svg:y1="6.8cm" svg:x2="13.6cm" svg:y2="5.8cm">
          <text:p/>
        </draw:line>
        <draw:line draw:style-name="gr12" draw:text-style-name="P10" draw:layer="layout" svg:x1="13.6cm" svg:y1="5.1cm" svg:x2="13.6cm" svg:y2="5.8cm">
          <text:p/>
        </draw:line>
        <draw:line draw:style-name="gr12" draw:text-style-name="P10" draw:layer="layout" svg:x1="9.6cm" svg:y1="11.901cm" svg:x2="9.6cm" svg:y2="13.6cm">
          <text:p/>
        </draw:line>
        <draw:line draw:style-name="gr12" draw:text-style-name="P10" draw:layer="layout" svg:x1="17.6cm" svg:y1="12.002cm" svg:x2="17.6cm" svg:y2="13.701cm">
          <text:p/>
        </draw:line>
        <draw:line draw:style-name="gr12" draw:text-style-name="P10" draw:layer="layout" svg:x1="9.1cm" svg:y1="13.6cm" svg:x2="10.1cm" svg:y2="13.6cm">
          <text:p/>
        </draw:line>
        <draw:line draw:style-name="gr12" draw:text-style-name="P10" draw:layer="layout" svg:x1="17.1cm" svg:y1="13.7cm" svg:x2="18.1cm" svg:y2="13.7cm">
          <text:p/>
        </draw:line>
        <draw:path draw:style-name="gr12" draw:text-style-name="P10" draw:layer="layout" svg:width="5.999cm" svg:height="1.399cm" svg:x="9.6cm" svg:y="11.4cm" svg:viewBox="0 0 6000 1400" svg:d="M0 1400c4600 0 6000-1400 6000-1400">
          <text:p/>
        </draw:path>
        <draw:path draw:style-name="gr12" draw:text-style-name="P10" draw:layer="layout" svg:width="5.999cm" svg:height="1.399cm" svg:x="11.6cm" svg:y="11.4cm" svg:viewBox="0 0 6000 1400" svg:d="M6000 1400c-4600 0-6000-1400-6000-1400">
          <text:p/>
        </draw:path>
        <draw:line draw:style-name="gr12" draw:text-style-name="P10" draw:layer="layout" svg:x1="11.2cm" svg:y1="11.801cm" svg:x2="12.001cm" svg:y2="10.9cm">
          <text:p/>
        </draw:line>
        <draw:line draw:style-name="gr12" draw:text-style-name="P10" draw:layer="layout" svg:x1="16cm" svg:y1="11.901cm" svg:x2="15.201cm" svg:y2="10.9cm">
          <text:p/>
        </draw:line>
        <draw:line draw:style-name="gr3" draw:text-style-name="P10" draw:layer="layout" svg:x1="9.6cm" svg:y1="18.802cm" svg:x2="9.6cm" svg:y2="20.6cm">
          <text:p/>
        </draw:line>
        <draw:line draw:style-name="gr3" draw:text-style-name="P10" draw:layer="layout" svg:x1="17.6cm" svg:y1="18.776cm" svg:x2="17.6cm" svg:y2="20.574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0:20:32.421273572</meta:creation-date>
    <dc:date>2016-12-27T00:58:26.702447394</dc:date>
    <meta:editing-duration>PT7M11S</meta:editing-duration>
    <meta:editing-cycles>1</meta:editing-cycles>
    <meta:document-statistic meta:object-count="66"/>
    <meta:generator>LibreOffice/4.2.8.2$Linux_X86_64 LibreOffice_project/420m0$Build-2</meta:generator>
  </office:meta>
</office:document-meta>
</file>